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8ac" officeooo:paragraph-rsid="001aa8ac"/>
    </style:style>
    <style:style style:name="P2" style:family="paragraph" style:parent-style-name="Standard">
      <style:text-properties fo:font-size="15pt" fo:font-weight="bold" officeooo:rsid="001aa8ac" officeooo:paragraph-rsid="001aa8ac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officeooo:rsid="001aa8ac" officeooo:paragraph-rsid="001aa8a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rms and Services</text:p>
      <text:p text:style-name="P1"/>
      <text:p text:style-name="P1">Welcome to the Tech Club at TechForge! To ensure a smooth experience for all members, please review and adhere to the following terms and services:</text:p>
      <text:p text:style-name="P1"/>
      <text:p text:style-name="P3">1. Membership</text:p>
      <text:p text:style-name="P1"><text:s text:c="3"/>- Open to all [Your College Name] students, faculty, and staff.</text:p>
      <text:p text:style-name="P1"><text:s text:c="3"/>- Non-transferable membership.</text:p>
      <text:p text:style-name="P1"><text:s text:c="3"/>- Registration may require personal information for communication purposes.</text:p>
      <text:p text:style-name="P1"/>
      <text:p text:style-name="P3">2. Code of Conduct</text:p>
      <text:p text:style-name="P1"><text:s text:c="3"/>- Respectful and responsible behavior is expected.</text:p>
      <text:p text:style-name="P1"><text:s text:c="3"/>- Harassment and discrimination are strictly prohibited.</text:p>
      <text:p text:style-name="P1"><text:s text:c="3"/>- Encourage a positive and inclusive atmosphere within the club.</text:p>
      <text:p text:style-name="P1"/>
      <text:p text:style-name="P3">3. Privacy</text:p>
      <text:p text:style-name="P1"><text:s text:c="3"/>- Personal information shared during registration is used exclusively for club-related communications and remains confidential.</text:p>
      <text:p text:style-name="P1"/>
      <text:p text:style-name="P3">4. Participation</text:p>
      <text:p text:style-name="P1"><text:s text:c="3"/>- Active participation in club activities is encouraged.</text:p>
      <text:p text:style-name="P1"><text:s text:c="3"/>- Stay informed about club events and updates through provided channels.</text:p>
      <text:p text:style-name="P1"/>
      <text:p text:style-name="P3">5. Intellectual Property</text:p>
      <text:p text:style-name="P1"><text:s text:c="3"/>- Respect the intellectual property rights of others.</text:p>
      <text:p text:style-name="P1"><text:s text:c="3"/>- Ensure compliance with copyright and licensing laws for shared content.</text:p>
      <text:p text:style-name="P1"/>
      <text:p text:style-name="P1"><text:span text:style-name="T1">6. Club Assets</text:span></text:p>
      <text:p text:style-name="P1"><text:s text:c="3"/>- Responsible use and care of club equipment and resources.</text:p>
      <text:p text:style-name="P1"><text:s text:c="3"/>- Negligence resulting in damage or loss may incur financial responsibility.</text:p>
      <text:p text:style-name="P1"/>
      <text:p text:style-name="P1"><text:span text:style-name="T1">7. Event and Meeting Attendance</text:span></text:p>
      <text:p text:style-name="P1"><text:s text:c="3"/>- Attendance at club meetings, workshops, and events is encouraged.</text:p>
      <text:p text:style-name="P1"><text:s text:c="3"/>- Notify club leadership in advance if you cannot attend an event.</text:p>
      <text:p text:style-name="P1"/>
      <text:p text:style-name="P1"><text:span text:style-name="T1">8. Termination of Membership</text:span></text:p>
      <text:p text:style-name="P1"><text:s text:c="3"/>- The Tech Club reserves the right to terminate membership for violations of the code of conduct or other breaches of these terms.</text:p>
      <text:p text:style-name="P1"><text:s text:c="3"/>- Members may withdraw from the club at any time.</text:p>
      <text:p text:style-name="P1"/>
      <text:p text:style-name="P1"><text:span text:style-name="T1">9. Amendments</text:span></text:p>
      <text:p text:style-name="P1"><text:s text:c="3"/>- These terms and services may change and will be communicated to members.</text:p>
      <text:p text:style-name="P1"><text:s text:c="3"/>- Members are responsible for reviewing and accepting updated terms.</text:p>
      <text:p text:style-name="P1"/>
      <text:p text:style-name="P1">By becoming a member of the Tech Club, you acknowledge that you have read, understood, and agreed to these terms and services. For questions or concerns, contact us at [Contact Email]. Thank you for being a part of our tech community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00:56:46.219546518</meta:creation-date>
    <dc:date>2023-10-24T01:03:04.843059856</dc:date>
    <meta:editing-duration>PT6M19S</meta:editing-duration>
    <meta:editing-cycles>1</meta:editing-cycles>
    <meta:document-statistic meta:table-count="0" meta:image-count="0" meta:object-count="0" meta:page-count="1" meta:paragraph-count="31" meta:word-count="295" meta:character-count="1931" meta:non-whitespace-character-count="1610"/>
    <meta:generator>LibreOffice/7.3.7.2$Linux_X86_64 LibreOffice_project/30$Build-2</meta:generator>
  </office:meta>
</office:document-meta>
</file>